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erif CJK SC Black" svg:font-family="'Noto Serif CJK SC Black'" style:font-family-generic="roman" style:font-pitch="variable"/>
    <style:font-face style:name="Cantarell" svg:font-family="Cantarell" style:font-family-generic="system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3.132cm" fo:min-width="2.704cm" fo:padding-top="0.23cm" fo:padding-bottom="0.23cm" fo:padding-left="0.355cm" fo:padding-right="0.355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4.275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4.565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4.895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3.471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3.014cm"/>
    </style:style>
    <style:style style:name="gr7" style:family="graphic" style:parent-style-name="standard">
      <style:graphic-properties svg:stroke-color="#666666" draw:fill-color="#666666" draw:textarea-horizontal-align="justify" draw:textarea-vertical-align="middle" draw:auto-grow-height="false" fo:min-height="1.457cm" fo:min-width="1.207cm"/>
    </style:style>
    <style:style style:name="gr8" style:family="graphic" style:parent-style-name="standard">
      <style:graphic-properties svg:stroke-color="#666666" draw:fill-color="#666666" draw:textarea-horizontal-align="justify" draw:textarea-vertical-align="middle" draw:auto-grow-height="false" fo:min-height="0.629cm" fo:min-width="4.823cm"/>
    </style:style>
    <style:style style:name="gr9" style:family="graphic" style:parent-style-name="standard">
      <style:graphic-properties svg:stroke-color="#666666" draw:fill-color="#666666" draw:textarea-horizontal-align="justify" draw:textarea-vertical-align="middle" draw:auto-grow-height="false" fo:min-height="0.512cm" fo:min-width="4.005cm"/>
    </style:style>
    <style:style style:name="gr10" style:family="graphic" style:parent-style-name="standard">
      <style:graphic-properties svg:stroke-color="#666666" draw:fill-color="#666666" draw:textarea-horizontal-align="justify" draw:textarea-vertical-align="middle" draw:auto-grow-height="false" fo:min-height="0.28cm" fo:min-width="3.386cm"/>
    </style:style>
    <style:style style:name="gr11" style:family="graphic" style:parent-style-name="standard">
      <style:graphic-properties svg:stroke-color="#666666" draw:fill-color="#666666" draw:textarea-horizontal-align="justify" draw:textarea-vertical-align="middle" draw:auto-grow-height="false" fo:min-height="2.339cm" fo:min-width="0.008cm"/>
    </style:style>
    <style:style style:name="gr12" style:family="graphic" style:parent-style-name="standard">
      <style:graphic-properties svg:stroke-color="#666666" draw:fill-color="#666666" draw:textarea-horizontal-align="justify" draw:textarea-vertical-align="middle" draw:auto-grow-height="false" fo:min-height="1.61cm" fo:min-width="0.008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3.532cm"/>
    </style:style>
    <style:style style:name="gr14" style:family="graphic" style:parent-style-name="standard">
      <style:graphic-properties svg:stroke-color="#666666" draw:fill-color="#666666" draw:textarea-horizontal-align="justify" draw:textarea-vertical-align="middle" draw:auto-grow-height="false" fo:min-height="0.379cm" fo:min-width="0.129cm"/>
    </style:style>
    <style:style style:name="gr15" style:family="graphic" style:parent-style-name="standard">
      <style:graphic-properties svg:stroke-color="#666666" draw:fill-color="#666666" draw:textarea-horizontal-align="justify" draw:textarea-vertical-align="middle" draw:auto-grow-height="false" fo:min-height="0.559cm" fo:min-width="0.309cm"/>
    </style:style>
    <style:style style:name="gr16" style:family="graphic" style:parent-style-name="standard">
      <style:graphic-properties svg:stroke-color="#666666" draw:fill-color="#666666" draw:textarea-horizontal-align="justify" draw:textarea-vertical-align="middle" draw:auto-grow-height="false" fo:min-height="0.29cm" fo:min-width="0.04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0.182cm" fo:min-width="0cm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0.243cm" fo:min-width="0cm"/>
    </style:style>
    <style:style style:name="gr19" style:family="graphic" style:parent-style-name="objectwithoutfill">
      <style:graphic-properties draw:stroke="dash" draw:stroke-dash="Long_20_Dash" svg:stroke-color="#000000" draw:fill="solid" draw:textarea-vertical-align="middle"/>
    </style:style>
    <style:style style:name="gr20" style:family="graphic" style:parent-style-name="standard">
      <style:graphic-properties svg:stroke-color="#ff0000" draw:marker-start="Arrow" draw:marker-start-width="0.3cm" draw:marker-end="Circle" draw:marker-end-width="0.3cm" draw:textarea-vertical-align="middle"/>
    </style:style>
    <style:style style:name="gr21" style:family="graphic" style:parent-style-name="Arrow_20_Line" style:list-style-name="L1">
      <style:graphic-properties draw:textarea-vertical-align="middle" draw:line-distance="4.119cm"/>
      <style:paragraph-properties style:writing-mode="lr-tb"/>
    </style:style>
    <style:style style:name="gr22" style:family="graphic" style:parent-style-name="Arrow_20_Line" style:list-style-name="L1">
      <style:graphic-properties draw:textarea-vertical-align="middle" draw:line-distance="1.94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24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2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6" style:family="graphic" style:parent-style-name="objectwithoutfill">
      <style:graphic-properties draw:fill="solid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666666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Noto Serif CJK SC Black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style:writing-mode="lr-tb"/>
      <style:text-properties fo:color="#000000" loext:opacity="100%" style:font-name="Noto Serif CJK SC Black" fo:font-size="14pt" style:font-size-asian="14pt" style:font-size-complex="14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Noto Serif CJK SC Black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font-name="Noto Serif CJK SC Black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26cm" svg:height="5.08cm" svg:x="16.621cm" svg:y="10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775cm" svg:height="0.127cm" svg:x="12.43cm" svg:y="9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65cm" svg:height="0.074cm" draw:transform="skewX (0.0809832772925368) rotate (-0.785398163397449) translate (12.358cm 9.509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395cm" svg:height="0.087cm" draw:transform="rotate (-1.85668125827157) translate (17.741cm 7.76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971cm" svg:height="0.105cm" draw:transform="rotate (-1.92946148807973) translate (12.55cm 9.165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514cm" svg:height="0.126cm" draw:transform="rotate (3.08905824310476) translate (19.277cm 12.901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7" draw:text-style-name="P3" draw:layer="layout" svg:width="2.413cm" svg:height="2.413cm" svg:x="11.033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5.323cm" svg:height="0.879cm" draw:transform="rotate (-0.262672052425146) translate (12.877cm 4.44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.505cm" svg:height="0.762cm" draw:transform="rotate (-2.06716796606208) translate (18.039cm 6.06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3.886cm" svg:height="0.53cm" draw:transform="rotate (-1.21597088986445) translate (15.7cm 9.412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508cm" svg:height="2.589cm" draw:transform="rotate (-0.21851522234969) translate (13.572cm 5.417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0.508cm" svg:height="1.86cm" draw:transform="rotate (-0.881740338107536) translate (13.285cm 7.604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032cm" svg:height="0.11cm" draw:transform="skewX (0.0363028484414821) rotate (-2.19632233070966) translate (19.189cm 9.543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4" draw:text-style-name="P3" draw:layer="layout" svg:width="0.889cm" svg:height="0.889cm" svg:x="15.097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1.143cm" svg:height="1.143cm" svg:x="17.002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0.762cm" svg:height="0.762cm" svg:x="12.938cm" svg:y="7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0.762cm" svg:height="0.762cm" svg:x="11.668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61cm" svg:height="0.61cm" svg:x="15.63cm" svg:y="12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0.762cm" svg:height="0.762cm" svg:x="16.367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697cm" svg:height="0.697cm" svg:x="18.718cm" svg:y="12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4" draw:layer="layout" svg:x1="15.669cm" svg:y1="7.223cm" svg:x2="15.668cm" svg:y2="16.876cm">
          <text:p/>
        </draw:line>
        <draw:line draw:style-name="gr20" draw:text-style-name="P5" draw:layer="layout" svg:x1="15.668cm" svg:y1="13.954cm" svg:x2="15.668cm" svg:y2="7.095cm">
          <text:p/>
        </draw:line>
        <draw:measure draw:style-name="gr21" draw:text-style-name="P6" draw:layer="measurelines" svg:x1="19.126cm" svg:y1="12.747cm" svg:x2="11.124cm" svg:y2="12.747cm">
          <text:p text:style-name="P6"><text:span text:style-name="T1">l</text:span></text:p>
        </draw:measure>
        <draw:measure draw:style-name="gr22" draw:text-style-name="P6" draw:layer="measurelines" svg:x1="19.135cm" svg:y1="16.764cm" svg:x2="15.681cm" svg:y2="16.764cm">
          <text:p text:style-name="P6"><text:span text:style-name="T1">d</text:span></text:p>
        </draw:measure>
        <draw:frame draw:style-name="gr23" draw:text-style-name="P7" draw:layer="layout" svg:width="1.524cm" svg:height="0.963cm" svg:x="14.208cm" svg:y="6.972cm">
          <draw:text-box>
            <text:p><text:span text:style-name="T2">mg</text:span></text:p>
          </draw:text-box>
        </draw:frame>
        <draw:line draw:style-name="gr24" draw:text-style-name="P4" draw:layer="layout" svg:x1="11.16cm" svg:y1="12.684cm" svg:x2="11.16cm" svg:y2="15.986cm">
          <text:p/>
        </draw:line>
        <draw:line draw:style-name="gr24" draw:text-style-name="P4" draw:layer="layout" svg:x1="19.161cm" svg:y1="12.684cm" svg:x2="19.161cm" svg:y2="17.002cm">
          <text:p/>
        </draw:line>
        <draw:frame draw:style-name="gr25" draw:text-style-name="P5" draw:layer="layout" svg:width="0.64cm" svg:height="0.452cm" svg:x="19.288cm" svg:y="16.04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5" draw:text-style-name="P5" draw:layer="layout" svg:width="1.999cm" svg:height="0.999cm" svg:x="10.398cm" svg:y="15.35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" draw:text-style-name="P1" draw:layer="layout" svg:width="4.826cm" svg:height="5.08cm" svg:x="8.747cm" svg:y="10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4" draw:layer="layout" svg:x1="12.557cm" svg:y1="9.636cm" svg:x2="15.859cm" svg:y2="12.93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erif CJK SC Black" svg:font-family="'Noto Serif CJK SC Black'" style:font-family-generic="roman" style:font-pitch="variable"/>
    <style:font-face style:name="Cantarell" svg:font-family="Cantarell" style:font-family-generic="system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0-09-22T11:55:17.919295551</dc:date>
    <meta:editing-duration>PT35M30S</meta:editing-duration>
    <meta:editing-cycles>6</meta:editing-cycles>
    <meta:generator>LibreOffice/7.0.1.2$Linux_X86_64 LibreOffice_project/00$Build-2</meta:generator>
    <meta:document-statistic meta:object-count="31"/>
  </office:meta>
</office:document-meta>
</file>

<file path=Object 1/content.xml><?xml version="1.0" encoding="utf-8"?>
<math xmlns="http://www.w3.org/1998/Math/MathML" display="block">
  <semantics>
    <msub>
      <mi>F</mi>
      <mi>r</mi>
    </msub>
    <annotation encoding="StarMath 5.0">F_{r} </annotation>
  </semantics>
</math>
</file>

<file path=Object 2/content.xml><?xml version="1.0" encoding="utf-8"?>
<math xmlns="http://www.w3.org/1998/Math/MathML" display="block">
  <semantics>
    <msub>
      <mi>F</mi>
      <mi>f</mi>
    </msub>
    <annotation encoding="StarMath 5.0">F_{ f }</annotation>
  </semantics>
</math>
</file>